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c1b" officeooo:paragraph-rsid="0005dc1b"/>
    </style:style>
    <style:style style:name="P2" style:family="paragraph" style:parent-style-name="Standard">
      <style:text-properties officeooo:rsid="0005dc1b" officeooo:paragraph-rsid="0006cf45"/>
    </style:style>
    <style:style style:name="P3" style:family="paragraph" style:parent-style-name="Standard">
      <style:text-properties officeooo:rsid="0005dc1b" officeooo:paragraph-rsid="000950df"/>
    </style:style>
    <style:style style:name="P4" style:family="paragraph" style:parent-style-name="Standard">
      <style:text-properties officeooo:rsid="000b5806" officeooo:paragraph-rsid="0009f853"/>
    </style:style>
    <style:style style:name="P5" style:family="paragraph" style:parent-style-name="Standard">
      <style:text-properties officeooo:rsid="0006cf45" officeooo:paragraph-rsid="0006cf45"/>
    </style:style>
    <style:style style:name="P6" style:family="paragraph" style:parent-style-name="Standard">
      <style:text-properties officeooo:rsid="0006cf45" officeooo:paragraph-rsid="0007ac9c"/>
    </style:style>
    <style:style style:name="P7" style:family="paragraph" style:parent-style-name="Standard">
      <style:text-properties officeooo:rsid="000950df" officeooo:paragraph-rsid="000950df"/>
    </style:style>
    <style:style style:name="P8" style:family="paragraph" style:parent-style-name="Standard">
      <style:paragraph-properties fo:text-align="center" style:justify-single-word="false"/>
      <style:text-properties fo:font-size="18pt" fo:font-weight="bold" officeooo:rsid="0005dc1b" officeooo:paragraph-rsid="0005dc1b" fo:background-color="#ffff00" style:font-size-asian="18pt" style:font-weight-asian="bold" style:font-size-complex="18pt" style:font-weight-complex="bold"/>
    </style:style>
    <style:style style:name="P9" style:family="paragraph" style:parent-style-name="Standard">
      <style:text-properties fo:font-weight="normal" officeooo:rsid="000950df" officeooo:paragraph-rsid="000950df" fo:background-color="transparent" style:font-weight-asian="normal" style:font-weight-complex="normal"/>
    </style:style>
    <style:style style:name="P10" style:family="paragraph" style:parent-style-name="Standard">
      <style:text-properties fo:font-weight="normal" officeooo:rsid="0009f853" officeooo:paragraph-rsid="0009f853" fo:background-color="transparent" style:font-weight-asian="normal" style:font-weight-complex="normal"/>
    </style:style>
    <style:style style:name="P11" style:family="paragraph" style:parent-style-name="Standard">
      <style:text-properties fo:font-weight="normal" officeooo:rsid="000e5e09" officeooo:paragraph-rsid="000e5e09" fo:background-color="transparent" style:font-weight-asian="normal" style:font-weight-complex="normal"/>
    </style:style>
    <style:style style:name="P12" style:family="paragraph" style:parent-style-name="Standard">
      <style:text-properties fo:font-weight="normal" officeooo:rsid="0009f853" officeooo:paragraph-rsid="0009f853" fo:background-color="#ffffff" style:font-weight-asian="normal" style:font-weight-complex="normal"/>
    </style:style>
    <style:style style:name="P13" style:family="paragraph" style:parent-style-name="Standard">
      <style:text-properties officeooo:rsid="000950df" officeooo:paragraph-rsid="000950df" fo:background-color="#ffff00"/>
    </style:style>
    <style:style style:name="P14" style:family="paragraph" style:parent-style-name="Standard">
      <style:text-properties style:text-underline-style="solid" style:text-underline-width="auto" style:text-underline-color="font-color" fo:font-weight="bold" officeooo:rsid="0009f853" officeooo:paragraph-rsid="0009f85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e5e09" officeooo:paragraph-rsid="000e5e09"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9f853" officeooo:paragraph-rsid="0009f853" fo:background-color="#ffffff" style:font-weight-asian="bold" style:font-weight-complex="bold"/>
    </style:style>
    <style:style style:name="P17" style:family="paragraph" style:parent-style-name="Standard">
      <style:text-properties officeooo:rsid="000e5e09" officeooo:paragraph-rsid="000e5e09"/>
    </style:style>
    <style:style style:name="T1" style:family="text">
      <style:text-properties officeooo:rsid="0006cf45"/>
    </style:style>
    <style:style style:name="T2" style:family="text">
      <style:text-properties officeooo:rsid="0007ac9c"/>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bold" officeooo:rsid="0007ac9c" fo:background-color="#ffff00" loext:char-shading-value="0" style:font-weight-asian="bold" style:font-weight-complex="bold"/>
    </style:style>
    <style:style style:name="T6" style:family="text">
      <style:text-properties officeooo:rsid="000950df"/>
    </style:style>
    <style:style style:name="T7" style:family="text">
      <style:text-properties officeooo:rsid="0009f853"/>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b5806"/>
    </style:style>
    <style:style style:name="T11" style:family="text">
      <style:text-properties officeooo:rsid="000e5e09"/>
    </style:style>
    <style:style style:name="T12" style:family="text">
      <style:text-properties style:text-underline-style="none" officeooo:rsid="000e5e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hare folder on Commons2</text:p>
      <text:p text:style-name="P1"/>
      <text:p text:style-name="P7"><text:span text:style-name="T3">Prerequisites</text:span>: You need to be provided with the <text:span text:style-name="T4">NETID</text:span> of the person who needs access and also the <text:span text:style-name="T4">folder name </text:span>on Commons2 to which they need access.</text:p>
      <text:p text:style-name="P1"/>
      <text:p text:style-name="P14">Part 1: Commons2 on Hiromi Server</text:p>
      <text:p text:style-name="P1"/>
      <text:p text:style-name="P2"><text:span text:style-name="T6">1</text:span>. <text:span text:style-name="T1">Go to terminal:</text:span></text:p>
      <text:p text:style-name="P2"><text:span text:style-name="T1"><text:tab/>&gt; ssh </text:span><text:a xlink:type="simple" xlink:href="mailto:ashwini@commons2" text:style-name="Internet_20_link" text:visited-style-name="Visited_20_Internet_20_Link"><text:span text:style-name="T1">ashwini@commons2</text:span></text:a></text:p>
      <text:p text:style-name="P2"><text:tab/><text:span text:style-name="T1">&gt; sudo bash</text:span></text:p>
      <text:p text:style-name="P5"><text:tab/>&gt; cd /commons2</text:p>
      <text:p text:style-name="P5"><text:tab/>&gt; ls</text:p>
      <text:p text:style-name="P5"><text:tab/>&gt; cd folder_that_needs_to_be_shared</text:p>
      <text:p text:style-name="P6"><text:tab/>&gt; ls -ld</text:p>
      <text:p text:style-name="P6"/>
      <text:p text:style-name="P6"><text:span text:style-name="T6">2. You will see that the directory has a group assigned to it.</text:span></text:p>
      <text:p text:style-name="P6"><text:span text:style-name="T2"><text:tab/>drwxrws--- 8 cmbrown3 </text:span><text:span text:style-name="T5">mcb_admin_246</text:span><text:span text:style-name="T2"> 4096 Mar 11 12:12 .</text:span></text:p>
      <text:p text:style-name="P5"><text:tab/></text:p>
      <text:p text:style-name="P3"><text:span text:style-name="T6">3</text:span>. Go to:</text:p>
      <text:p text:style-name="P3"><text:tab/><text:a xlink:type="simple" xlink:href="https://www-s.life.illinois.edu/phpldapadmin/htdocs/index.php" text:style-name="Internet_20_link" text:visited-style-name="Visited_20_Internet_20_Link">https://www-s.life.illinois.edu/phpldapadmin/htdocs/index.php</text:a></text:p>
      <text:p text:style-name="P3"><text:tab/><text:span text:style-name="T6">Login DN: cn=admin,dc=life,dc=uiuc,dc=edu</text:span></text:p>
      <text:p text:style-name="P3"><text:tab/><text:span text:style-name="T6">Pass: “kallangadi hannu”</text:span></text:p>
      <text:p text:style-name="P3"/>
      <text:p text:style-name="P7">4. Go to Search:</text:p>
      <text:p text:style-name="P7">5. Type this under Search Filter: <text:span text:style-name="T4">cn=mcb_admin_246</text:span></text:p>
      <text:p text:style-name="P9">6. <text:span text:style-name="T7">One entry should show up here for this group. Click on that.</text:span></text:p>
      <text:p text:style-name="P10">7. Scroll down and you'll see a section for memberUid</text:p>
      <text:p text:style-name="P10">8. Click 'Add Value'</text:p>
      <text:p text:style-name="P10">9. Enter the person's NetID here (one who needs access)</text:p>
      <text:p text:style-name="P10">10. Click 'Update Object'</text:p>
      <text:p text:style-name="P10">11. Go back to the terminal. To see if the user was added to the group:</text:p>
      <text:p text:style-name="P10"/>
      <text:p text:style-name="P10"><text:span text:style-name="T8">root@hiromi:/commons2/courses_admin/MCB 246-247</text:span><text:span text:style-name="T9">#</text:span> <text:span text:style-name="T4">getent group mcb_admin_246</text:span></text:p>
      <text:p text:style-name="P10"/>
      <text:p text:style-name="P10"/>
      <text:p text:style-name="P16">Part 2: Braxton Server: <text:span text:style-name="T12">Create life.illinois account if there isn't one already.</text:span></text:p>
      <text:p text:style-name="P12"/>
      <text:p text:style-name="P10">1. We need to also make sure that the person has a life.illinois account to be able to access the commons2 folder/</text:p>
      <text:p text:style-name="P10"/>
      <text:p text:style-name="P10">2. To check this, go to terminal and ssh into Braxton</text:p>
      <text:p text:style-name="P10"/>
      <text:p text:style-name="P10">3. <text:tab/>&gt; ssh <text:a xlink:type="simple" xlink:href="mailto:ashwini@braxton" text:style-name="Internet_20_link" text:visited-style-name="Visited_20_Internet_20_Link">ashwini@braxton</text:a></text:p>
      <text:p text:style-name="P10"><text:tab/>&gt; sudo bash</text:p>
      <text:p text:style-name="P10"><text:tab/>&gt; lsuser NetID</text:p>
      <text:p text:style-name="P10"/>
      <text:p text:style-name="P10">If you see a list of records coming up, then the user has a life.illinois ID. If not create a new ID for them:</text:p>
      <text:p text:style-name="P10"><text:soft-page-break/></text:p>
      <text:p text:style-name="P10">4.<text:tab/>&gt; add_user NetID</text:p>
      <text:p text:style-name="P10"/>
      <text:p text:style-name="P10">5<text:span text:style-name="T10">. Enter real name: Enter the person's name</text:span></text:p>
      <text:p text:style-name="P4"/>
      <text:p text:style-name="P4"><text:span text:style-name="T7">6</text:span>. Expire password: Enter 'n'</text:p>
      <text:p text:style-name="P4"/>
      <text:p text:style-name="P4"><text:span text:style-name="T7">7</text:span>. Continue: y</text:p>
      <text:p text:style-name="P4"/>
      <text:p text:style-name="P4"><text:span text:style-name="T7">8</text:span>. Password:</text:p>
      <text:p text:style-name="P4"><text:tab/>To get a password go to: <text:a xlink:type="simple" xlink:href="http://passwordgenerator.net/" text:style-name="Internet_20_link" text:visited-style-name="Visited_20_Internet_20_Link">http://passwordgenerator.net/</text:a></text:p>
      <text:p text:style-name="P4"><text:tab/>Copy this password and paste in the terminal.</text:p>
      <text:p text:style-name="P4"/>
      <text:p text:style-name="P4"><text:span text:style-name="T7">9</text:span>. Account will be created. Do this to confirm is it was added:</text:p>
      <text:p text:style-name="P4"><text:tab/><text:a xlink:type="simple" xlink:href="mailto:root@braxton" text:style-name="Internet_20_link" text:visited-style-name="Visited_20_Internet_20_Link">root@braxton</text:a>:/# <text:s/>lsuser NetID</text:p>
      <text:p text:style-name="P4"/>
      <text:p text:style-name="P4"/>
      <text:p text:style-name="P15">Part 3: Email user</text:p>
      <text:p text:style-name="P17"/>
      <text:p text:style-name="P17">Email the user with information about new life.illinois account (if created) and provide the password that you used from the password generator. Make sure you let them know that they need to change this password by going here:</text:p>
      <text:p text:style-name="P11"><text:tab/><text:a xlink:type="simple" xlink:href="https://www-s.life.illinois.edu/cgi-bin/change-ldap-password" text:style-name="Internet_20_link" text:visited-style-name="Visited_20_Internet_20_Link">https://www-s.life.illinois.edu/cgi-bin/change-ldap-password</text:a></text:p>
      <text:p text:style-name="P11"/>
      <text:p text:style-name="P9"/>
      <text:p text:style-name="P1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2:52:29.696885066</meta:creation-date>
    <dc:date>2015-03-19T14:52:45.558735240</dc:date>
    <meta:editing-duration>PT28M10S</meta:editing-duration>
    <meta:editing-cycles>5</meta:editing-cycles>
    <meta:generator>LibreOffice/4.3.3.2$Linux_X86_64 LibreOffice_project/430m0$Build-2</meta:generator>
    <meta:document-statistic meta:table-count="0" meta:image-count="0" meta:object-count="0" meta:page-count="2" meta:paragraph-count="45" meta:word-count="338" meta:character-count="2033" meta:non-whitespace-character-count="1720"/>
  </office:meta>
</office:document-meta>
</file>